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3DB700EE6B47A5CD.jpg" manifest:media-type="image/jpeg"/>
  <manifest:file-entry manifest:full-path="Pictures/10000000000000690000002D4F300138666AD6D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1pt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1" style:family="paragraph" style:parent-style-name="Standard" style:list-style-name="WW8Num12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 style:list-style-name="WW8Num7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 style:list-style-name="WW8Num12"/>
    <style:style style:name="P15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18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20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21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23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24" style:family="paragraph" style:parent-style-name="Standard">
      <style:paragraph-properties fo:margin-left="0.127cm" fo:margin-right="0cm" fo:text-indent="0cm" style:auto-text-indent="false"/>
    </style:style>
    <style:style style:name="P25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6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7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8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29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0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31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</style:style>
    <style:style style:name="P32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3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style:font-size-asian="12pt" style:font-name-complex="Arial" style:font-size-complex="12pt"/>
    </style:style>
    <style:style style:name="P34" style:family="paragraph" style:parent-style-name="Heading_20_1">
      <style:paragraph-properties fo:margin-left="0.762cm" fo:margin-right="-0.041cm" fo:text-indent="-0.762cm" style:auto-text-indent="false"/>
    </style:style>
    <style:style style:name="P35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</style:style>
    <style:style style:name="P36" style:family="paragraph" style:parent-style-name="Header">
      <style:paragraph-properties fo:text-align="justify" style:justify-single-word="false">
        <style:tab-stops/>
      </style:paragraph-properties>
    </style:style>
    <style:style style:name="P37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38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39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40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41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42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43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44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45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46" style:family="paragraph" style:parent-style-name="Footer">
      <style:text-properties style:font-size-complex="10pt"/>
    </style:style>
    <style:style style:name="P47" style:family="paragraph" style:parent-style-name="Tabela">
      <style:paragraph-properties fo:margin-top="0.071cm" fo:margin-bottom="0cm" loext:contextual-spacing="false" style:snap-to-layout-grid="false"/>
      <style:text-properties style:font-name="Arial"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8" style:family="paragraph" style:parent-style-name="Tabela">
      <style:paragraph-properties fo:margin-top="0.071cm" fo:margin-bottom="0cm" loext:contextual-spacing="false" style:snap-to-layout-grid="false"/>
      <style:text-properties fo:font-size="11pt" fo:language="pt" fo:country="BR" style:font-size-asian="11pt" style:font-name-complex="Arial" style:font-size-complex="11pt"/>
    </style:style>
    <style:style style:name="P49" style:family="paragraph" style:parent-style-name="Tabela">
      <style:paragraph-properties fo:margin-top="0.071cm" fo:margin-bottom="0cm" loext:contextual-spacing="false" style:snap-to-layout-grid="false"/>
      <style:text-properties fo:font-size="11pt" fo:language="pt" fo:country="BR" style:font-size-asian="11pt" style:font-name-complex="Arial" style:font-size-complex="1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8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weight-complex="bold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font-name="Arial" fo:font-size="11pt" style:font-size-asian="11pt" style:font-name-complex="Arial" style:font-size-complex="11pt"/>
    </style:style>
    <style:style style:name="T11" style:family="text">
      <style:text-properties style:font-name="Arial" fo:font-size="11pt" style:font-size-asian="11pt" style:font-name-complex="Arial" style:font-size-complex="11pt" style:font-weight-complex="bold"/>
    </style:style>
    <style:style style:name="T12" style:family="text">
      <style:text-properties style:font-weight-complex="bold"/>
    </style:style>
    <style:style style:name="T13" style:family="text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T14" style:family="text">
      <style:text-properties fo:color="#0000ff" style:font-name="Arial" fo:font-size="11pt" fo:font-style="italic" style:font-size-asian="11pt" style:font-style-asian="italic" style:font-name-complex="Arial" style:font-size-complex="10pt"/>
    </style:style>
    <style:style style:name="T15" style:family="text">
      <style:text-properties fo:color="#0000ff" fo:font-style="italic" style:font-style-asian="italic"/>
    </style:style>
    <style:style style:name="T16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17" style:family="text">
      <style:text-properties fo:language="pt" fo:country="BR" fo:font-weight="normal" style:font-weight-asian="normal"/>
    </style:style>
    <style:style style:name="T18" style:family="text">
      <style:text-properties style:font-style-complex="italic"/>
    </style:style>
    <style:style style:name="T19" style:family="text">
      <style:text-properties fo:color="#808080" style:font-name="Arial" fo:font-size="8pt" style:font-size-asian="8pt" style:font-name-complex="Arial" style:font-size-complex="8pt"/>
    </style:style>
    <style:style style:name="T20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21" style:family="text">
      <style:text-properties fo:text-transform="uppercase" style:font-name="Tahoma" fo:font-weight="bold" style:font-weight-asian="bold" style:font-name-complex="Tahoma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4">TERMO DE ABERTURA</text:span><text:span text:style-name="T3"> DO PROJETO</text:span></text:p>
      <text:p text:style-name="P21"/>
      <text:p text:style-name="P20">Identificação do Projeto</text:p>
      <text:p text:style-name="P2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Projeto</text:p>
            <text:p text:style-name="P10">{Nome do projeto}</text:p>
          </table:table-cell>
        </table:table-row>
      </table:table>
      <text:p text:style-name="P22"/>
      <text:p text:style-name="P20">Histórico de Registro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Versão</text:p>
          </table:table-cell>
          <table:table-cell table:style-name="Table2.A1" office:value-type="string">
            <text:p text:style-name="P1">Data</text:p>
          </table:table-cell>
          <table:table-cell table:style-name="Table2.A1" office:value-type="string">
            <text:p text:style-name="P1">Autor</text:p>
          </table:table-cell>
          <table:table-cell table:style-name="Table2.D1" office:value-type="string">
            <text:p text:style-name="P1">Descrição</text:p>
          </table:table-cell>
        </table:table-row>
        <table:table-row table:style-name="Table2.1">
          <table:table-cell table:style-name="Table2.A1" office:value-type="string">
            <text:p text:style-name="P3">1.0</text:p>
          </table:table-cell>
          <table:table-cell table:style-name="Table2.A1" office:value-type="string">
            <text:p text:style-name="P10">Data do histórico: dd/mm/aaaa}</text:p>
          </table:table-cell>
          <table:table-cell table:style-name="Table2.A1" office:value-type="string">
            <text:p text:style-name="P10">{Autor da elaboração/modificação}</text:p>
          </table:table-cell>
          <table:table-cell table:style-name="Table2.D1" office:value-type="string">
            <text:p text:style-name="P2">Elaboração do documento</text:p>
          </table:table-cell>
        </table:table-row>
        <table:table-row table:style-name="Table2.1">
          <table:table-cell table:style-name="Table2.A1" office:value-type="string">
            <text:p text:style-name="P13"><text:span text:style-name="T13">{1.1}</text:span></text:p>
          </table:table-cell>
          <table:table-cell table:style-name="Table2.A1" office:value-type="string">
            <text:p text:style-name="P10">Data do histórico: dd/mm/aaaa}</text:p>
          </table:table-cell>
          <table:table-cell table:style-name="Table2.A1" office:value-type="string">
            <text:p text:style-name="P10">{Autor da elaboração/modificação}</text:p>
          </table:table-cell>
          <table:table-cell table:style-name="Table2.D1" office:value-type="string">
            <text:p text:style-name="P10">{Motivo da modificação}</text:p>
          </table:table-cell>
        </table:table-row>
      </table:table>
      <text:p text:style-name="P37"/>
      <text:h text:style-name="P32" text:outline-level="1">Justificativa</text:h>
      <text:p text:style-name="Standard"><text:span text:style-name="T13">{Descrever o problema ou a oportunidade que justifica o desenvolvimento deste projeto. Pode conter uma breve descrição da situação atual. Lembre-se de contextualizar a importância do projeto para organização e, caso julgue necessário, explique os impactos deste projeto não seja executado. Se o projeto é derivado de demanda legal ou solicitado pela alta administração, essa informação deve ser ressaltada, pois impacta na prioridade do projeto.</text:span></text:p>
      <text:p text:style-name="P10">A justificativa do projeto deve responder às seguintes questões:</text:p>
      <text:list xml:id="list7252154236408759073" text:style-name="WW8Num12">
        <text:list-item>
          <text:p text:style-name="P11">Por que o projeto é necessário? </text:p>
        </text:list-item>
        <text:list-item>
          <text:p text:style-name="P11">Quais os motivos que geraram a sua necessidade?</text:p>
        </text:list-item>
        <text:list-item>
          <text:p text:style-name="P14"><text:span text:style-name="T13">Quais os benefícios?}</text:span></text:p>
        </text:list-item>
      </text:list>
      <text:h text:style-name="P34" text:outline-level="1"><text:span text:style-name="T16">Objetivo do Projeto</text:span></text:h>
      <text:p text:style-name="Standard"><text:span text:style-name="T13">{Descrever o que se pretende realizar para resolver o problema central ou explorar a oportunidade identificada.</text:span></text:p>
      <text:p text:style-name="P10">Para a correta definição do objetivo específico siga a regra “SMART”:</text:p>
      <text:list xml:id="list2281591341761052829" text:style-name="WW8Num7">
        <text:list-item>
          <text:p text:style-name="P12">Specífic (específico): Deve ser redigido de forma clara, concisa e compreensiva;</text:p>
        </text:list-item>
        <text:list-item>
          <text:p text:style-name="P12">Measurable (mensurável): O objetivo específico deve ser mensurável, ou seja, possível de ser medido por meio de um ou mais indicadores;</text:p>
        </text:list-item>
        <text:list-item>
          <text:p text:style-name="P12">Agreed (acordado): Deve ser acordado com as partes interessadas (Stakeholders);</text:p>
        </text:list-item>
        <text:list-item>
          <text:p text:style-name="P12">Realistic (realista): Deve estar centrado na realidade, no que é possível de ser feito considerando as premissas e restrições existentes;</text:p>
        </text:list-item>
        <text:list-item>
          <text:p text:style-name="P12">Time Bound (Limitado no tempo): Deve ter um prazo determinado para sua finalização}</text:p>
        </text:list-item>
      </text:list>
      <text:p text:style-name="P42"/>
      <text:h text:style-name="P35" text:outline-level="1"><text:span text:style-name="T16">Alinhamento Estratégico</text:span></text:h>
      <text:p text:style-name="P36"><text:span text:style-name="T13">{Relacionar com quais objetivos do Planejamento Estratégico vigente o projeto está contribuindo. Podem ser citados objetivos estratégicos corporativos ou setoriais desde que identificados.}</text:span></text:p>
      <text:p text:style-name="P42"/>
      <text:h text:style-name="P31" text:outline-level="1"><text:span text:style-name="T16">Responsabilidades e Partes Interessadas</text:span></text:h>
      <text:p text:style-name="P36"><text:span text:style-name="T13">{Descrever quais as unidades administrativas estão envolvidas na execução do projeto com um breve relato das responsabilidades de cada uma. Todas as áreas informadas receberão cópia deste documento.}</text:span></text:p>
      <text:p text:style-name="P43"><text:soft-page-break/></text:p>
      <text:h text:style-name="P32" text:outline-level="1">Escopo</text:h>
      <text:p text:style-name="P36"><text:span text:style-name="T13">{Descrever os resultados esperados e produzidos no projeto como, por exemplo, os produtos e serviços a serem entregues, a documentação elaborada.}</text:span></text:p>
      <text:p text:style-name="P43"/>
      <text:h text:style-name="P33" text:outline-level="1"><text:span text:style-name="T17">Restrições</text:span></text:h>
      <text:p text:style-name="P36"><text:span text:style-name="T13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span></text:p>
      <text:p text:style-name="P43"/>
      <text:h text:style-name="P32" text:outline-level="1">Riscos Iniciais</text:h>
      <text:p text:style-name="P36"><text:span text:style-name="T13">{Relacionar em tópicos os riscos iniciais identificados no projeto.}</text:span></text:p>
      <text:p text:style-name="P42"/>
      <text:h text:style-name="P31" text:outline-level="1"><text:span text:style-name="T16">Tempo Estimado</text:span></text:h>
      <text:p text:style-name="P36"><text:span text:style-name="T13">{Estimar o tempo necessário para a conclusão do projeto.}</text:span></text:p>
      <text:p text:style-name="P42"/>
      <text:h text:style-name="P31" text:outline-level="1"><text:span text:style-name="T16">Custo Estimado</text:span></text:h>
      <text:p text:style-name="P36"><text:span text:style-name="T13">{Estimar o custo necessário para a execução do projeto.}</text:span></text:p>
      <text:p text:style-name="P36"><text:span text:style-name="T13"/></text:p>
      <text:p text:style-name="P41">10. Ferramentas utilizadas</text:p>
      <text:p text:style-name="P40"/>
      <text:h text:style-name="P31" text:outline-level="1"><text:span text:style-name="T16">Gerente do Projeto</text:span></text:h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9" text:outline-level="2">Nome</text:h>
          </table:table-cell>
          <table:table-cell table:style-name="Table3.B1" office:value-type="string">
            <text:h text:style-name="P30" text:outline-level="2">Email</text:h>
          </table:table-cell>
        </table:table-row>
      </table:table>
      <text:p text:style-name="P38"/>
      <text:h text:style-name="P31" text:outline-level="1"><text:span text:style-name="T16">Aprovação do Termo de Abertura</text:span></text:h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"><text:span text:style-name="T10">Unidade Demandante</text:span></text:p>
          </table:table-cell>
          <table:table-cell table:style-name="Table4.B1" office:value-type="string">
            <text:p text:style-name="P5">Data</text:p>
          </table:table-cell>
          <table:table-cell table:style-name="Table4.C1" office:value-type="string">
            <text:p text:style-name="P26">Assinatura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bottom="1.15cm" style:dynamic-spacing="true"/>
      </style:header-style>
      <style:footer-style>
        <style:header-footer-properties fo:min-height="1.249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4F300138666AD6D0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3DB700EE6B47A5CD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<text:span text:style-name="MT2">Versão: 2.0</text:span>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3T14:39:00.620512182</dc:date>
    <meta:print-date>2010-10-06T12:21:00</meta:print-date>
    <meta:editing-cycles>81</meta:editing-cycles>
    <meta:editing-duration>PT3H44M21S</meta:editing-duration>
    <meta:generator>LibreOffice/5.1.4.2$Linux_X86_64 LibreOffice_project/10m0$Build-2</meta:generator>
    <meta:document-statistic meta:table-count="6" meta:image-count="2" meta:object-count="0" meta:page-count="2" meta:paragraph-count="58" meta:word-count="438" meta:character-count="2940" meta:non-whitespace-character-count="2575"/>
  </office:meta>
</office:document-meta>
</file>